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0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Iterations</text:p>
          </table:table-cell>
          <table:table-cell office:value-type="string">
            <text:p>Read ms</text:p>
          </table:table-cell>
          <table:table-cell office:value-type="string">
            <text:p>Writes ms</text:p>
          </table:table-cell>
          <table:table-cell office:value-type="string">
            <text:p>Reads Avg/Sec</text:p>
          </table:table-cell>
          <table:table-cell office:value-type="string">
            <text:p>Writes Avg/Sec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F2]*1000" office:value-type="float" office:value="5000">
            <text:p>5000</text:p>
          </table:table-cell>
          <table:table-cell table:formula="of:=[.G2]*1000" office:value-type="float" office:value="2500">
            <text:p>2500</text:p>
          </table:table-cell>
          <table:table-cell table:formula="of:=[.H2]/[.B2]" office:value-type="float" office:value="5">
            <text:p>5</text:p>
          </table:table-cell>
          <table:table-cell table:formula="of:=[.H2]/[.C2]" office:value-type="float" office:value="2.5">
            <text:p>2.5</text:p>
          </table:table-cell>
          <table:table-cell table:style-name="ce1" office:value-type="float" office:value="10">
            <text:p>10</text:p>
          </table:table-cell>
          <table:table-cell/>
          <table:table-cell table:formula="of:=[.D2]&amp;&quot;, &quot;&amp;[.E2]&amp;&quot;],&quot;" office:value-type="string" office:string-value="5000, 2500],">
            <text:p>5000, 2500],</text:p>
          </table:table-cell>
          <table:table-cell table:style-name="ce2"/>
          <table:table-cell table:formula="of:=[.D2]*[.H2]" office:value-type="float" office:value="50000">
            <text:p>50000</text:p>
          </table:table-cell>
          <table:table-cell table:formula="of:=[.E2]*[.B2]" office:value-type="float" office:value="5000">
            <text:p>5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5">
            <text:p>45</text:p>
            <draw:frame table:end-cell-address="Sheet1.H22" table:end-x="0.611in" table:end-y="0.0642in" draw:z-index="0" draw:style-name="gr1" svg:width="5.8201in" svg:height="3.2374in" svg:x="0.1248in" svg:y="0.0079in">
              <draw:object draw:notify-on-update-of-ranges="Sheet1.A1:Sheet1.A1 Sheet1.A2:Sheet1.A12 Sheet1.B1:Sheet1.B1 Sheet1.B2:Sheet1.B12 Sheet1.C1:Sheet1.C1 Sheet1.C2:Sheet1.C12 Sheet1.D1:Sheet1.D1 Sheet1.D2:Sheet1.D12 Sheet1.E1:Sheet1.E1 Sheet1.E2:Sheet1.E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49">
            <text:p>49</text:p>
          </table:table-cell>
          <table:table-cell table:formula="of:=[.F3]*1000" office:value-type="float" office:value="2222.22222222222">
            <text:p>2222.2222222222</text:p>
          </table:table-cell>
          <table:table-cell table:formula="of:=[.G3]*1000" office:value-type="float" office:value="2040.81632653061">
            <text:p>2040.8163265306</text:p>
          </table:table-cell>
          <table:table-cell table:formula="of:=[.H3]/[.B3]" office:value-type="float" office:value="2.22222222222222">
            <text:p>2.2222222222</text:p>
          </table:table-cell>
          <table:table-cell table:formula="of:=[.H3]/[.C3]" office:value-type="float" office:value="2.04081632653061">
            <text:p>2.0408163265</text:p>
          </table:table-cell>
          <table:table-cell office:value-type="float" office:value="100">
            <text:p>100</text:p>
          </table:table-cell>
          <table:table-cell/>
          <table:table-cell table:formula="of:=&quot;[&quot;&amp;[.H2]&amp;&quot;,&quot;&amp;TRUNC([.D3])&amp;&quot;, &quot;&amp;TRUNC([.E3])&amp;&quot;],&quot;" office:value-type="string" office:string-value="[10,2222, 2040],">
            <text:p>[10,2222, 2040],</text:p>
          </table:table-cell>
          <table:table-cell/>
          <table:table-cell table:formula="of:=[.D3]*[.H3]" office:value-type="float" office:value="222222.222222222">
            <text:p>222222.222222222</text:p>
          </table:table-cell>
          <table:table-cell table:formula="of:=[.E3]*[.B3]" office:value-type="float" office:value="91836.7346938776">
            <text:p>91836.734693877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79">
            <text:p>179</text:p>
          </table:table-cell>
          <table:table-cell office:value-type="float" office:value="228">
            <text:p>228</text:p>
          </table:table-cell>
          <table:table-cell table:formula="of:=[.F4]*1000" office:value-type="float" office:value="5586.59217877095">
            <text:p>5586.592178771</text:p>
          </table:table-cell>
          <table:table-cell table:formula="of:=[.G4]*1000" office:value-type="float" office:value="4385.9649122807">
            <text:p>4385.9649122807</text:p>
          </table:table-cell>
          <table:table-cell table:formula="of:=[.H4]/[.B4]" office:value-type="float" office:value="5.58659217877095">
            <text:p>5.5865921788</text:p>
          </table:table-cell>
          <table:table-cell table:formula="of:=[.H4]/[.C4]" office:value-type="float" office:value="4.3859649122807">
            <text:p>4.3859649123</text:p>
          </table:table-cell>
          <table:table-cell office:value-type="float" office:value="1000">
            <text:p>1000</text:p>
          </table:table-cell>
          <table:table-cell/>
          <table:table-cell table:formula="of:=&quot;[&quot;&amp;[.H3]&amp;&quot;,&quot;&amp;TRUNC([.D4])&amp;&quot;, &quot;&amp;TRUNC([.E4])&amp;&quot;],&quot;" office:value-type="string" office:string-value="[100,5586, 4385],">
            <text:p>[100,5586, 4385],</text:p>
          </table:table-cell>
          <table:table-cell/>
          <table:table-cell table:formula="of:=[.D4]*[.H4]" office:value-type="float" office:value="5586592.17877095">
            <text:p>5586592.17877095</text:p>
          </table:table-cell>
          <table:table-cell table:formula="of:=[.E4]*[.B4]" office:value-type="float" office:value="785087.719298246">
            <text:p>785087.719298246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float" office:value="2107">
            <text:p>2107</text:p>
          </table:table-cell>
          <table:table-cell office:value-type="float" office:value="2114">
            <text:p>2114</text:p>
          </table:table-cell>
          <table:table-cell table:formula="of:=[.F5]*1000" office:value-type="float" office:value="4746.08448030375">
            <text:p>4746.0844803038</text:p>
          </table:table-cell>
          <table:table-cell table:formula="of:=[.G5]*1000" office:value-type="float" office:value="4730.36896877956">
            <text:p>4730.3689687796</text:p>
          </table:table-cell>
          <table:table-cell table:formula="of:=[.H5]/[.B5]" office:value-type="float" office:value="4.74608448030375">
            <text:p>4.7460844803</text:p>
          </table:table-cell>
          <table:table-cell table:formula="of:=[.H5]/[.C5]" office:value-type="float" office:value="4.73036896877956">
            <text:p>4.7303689688</text:p>
          </table:table-cell>
          <table:table-cell office:value-type="float" office:value="10000">
            <text:p>10000</text:p>
          </table:table-cell>
          <table:table-cell/>
          <table:table-cell table:formula="of:=&quot;[&quot;&amp;[.H4]&amp;&quot;,&quot;&amp;TRUNC([.D5])&amp;&quot;, &quot;&amp;TRUNC([.E5])&amp;&quot;],&quot;" office:value-type="string" office:string-value="[1000,4746, 4730],">
            <text:p>[1000,4746, 4730],</text:p>
          </table:table-cell>
          <table:table-cell/>
          <table:table-cell table:formula="of:=[.D5]*[.H5]" office:value-type="float" office:value="47460844.8030375">
            <text:p>47460844.8030375</text:p>
          </table:table-cell>
          <table:table-cell table:formula="of:=[.E5]*[.B5]" office:value-type="float" office:value="9966887.41721854">
            <text:p>9966887.41721854</text:p>
          </table:table-cell>
        </table:table-row>
        <table:table-row table:style-name="ro1">
          <table:table-cell office:value-type="string">
            <text:p>25k</text:p>
          </table:table-cell>
          <table:table-cell office:value-type="float" office:value="4596">
            <text:p>4596</text:p>
          </table:table-cell>
          <table:table-cell office:value-type="float" office:value="6302">
            <text:p>6302</text:p>
          </table:table-cell>
          <table:table-cell table:formula="of:=[.F6]*1000" office:value-type="float" office:value="5439.51261966928">
            <text:p>5439.5126196693</text:p>
          </table:table-cell>
          <table:table-cell table:formula="of:=[.G6]*1000" office:value-type="float" office:value="3966.99460488734">
            <text:p>3966.9946048873</text:p>
          </table:table-cell>
          <table:table-cell table:formula="of:=[.H6]/[.B6]" office:value-type="float" office:value="5.43951261966928">
            <text:p>5.4395126197</text:p>
          </table:table-cell>
          <table:table-cell table:formula="of:=[.H6]/[.C6]" office:value-type="float" office:value="3.96699460488734">
            <text:p>3.9669946049</text:p>
          </table:table-cell>
          <table:table-cell office:value-type="float" office:value="25000">
            <text:p>25000</text:p>
          </table:table-cell>
          <table:table-cell/>
          <table:table-cell table:formula="of:=&quot;[&quot;&amp;[.H5]&amp;&quot;,&quot;&amp;TRUNC([.D6])&amp;&quot;, &quot;&amp;TRUNC([.E6])&amp;&quot;],&quot;" office:value-type="string" office:string-value="[10000,5439, 3966],">
            <text:p>[10000,5439, 3966],</text:p>
          </table:table-cell>
          <table:table-cell/>
          <table:table-cell table:formula="of:=[.D6]*[.H6]" office:value-type="float" office:value="135987815.491732">
            <text:p>135987815.491732</text:p>
          </table:table-cell>
          <table:table-cell table:formula="of:=[.E6]*[.B6]" office:value-type="float" office:value="18232307.2040622">
            <text:p>18232307.2040622</text:p>
          </table:table-cell>
        </table:table-row>
        <table:table-row table:style-name="ro1">
          <table:table-cell office:value-type="string">
            <text:p>50k</text:p>
          </table:table-cell>
          <table:table-cell office:value-type="float" office:value="9471">
            <text:p>9471</text:p>
          </table:table-cell>
          <table:table-cell office:value-type="float" office:value="13718">
            <text:p>13718</text:p>
          </table:table-cell>
          <table:table-cell table:formula="of:=[.F7]*1000" office:value-type="float" office:value="5279.2735719565">
            <text:p>5279.2735719565</text:p>
          </table:table-cell>
          <table:table-cell table:formula="of:=[.G7]*1000" office:value-type="float" office:value="3644.84618749089">
            <text:p>3644.8461874909</text:p>
          </table:table-cell>
          <table:table-cell table:formula="of:=[.H7]/[.B7]" office:value-type="float" office:value="5.2792735719565">
            <text:p>5.279273572</text:p>
          </table:table-cell>
          <table:table-cell table:formula="of:=[.H7]/[.C7]" office:value-type="float" office:value="3.64484618749089">
            <text:p>3.6448461875</text:p>
          </table:table-cell>
          <table:table-cell office:value-type="float" office:value="50000">
            <text:p>50000</text:p>
          </table:table-cell>
          <table:table-cell/>
          <table:table-cell table:formula="of:=&quot;[&quot;&amp;[.H6]&amp;&quot;,&quot;&amp;TRUNC([.D7])&amp;&quot;, &quot;&amp;TRUNC([.E7])&amp;&quot;],&quot;" office:value-type="string" office:string-value="[25000,5279, 3644],">
            <text:p>[25000,5279, 3644],</text:p>
          </table:table-cell>
          <table:table-cell/>
          <table:table-cell table:formula="of:=[.D7]*[.H7]" office:value-type="float" office:value="263963678.597825">
            <text:p>263963678.597825</text:p>
          </table:table-cell>
          <table:table-cell table:formula="of:=[.E7]*[.B7]" office:value-type="float" office:value="34520338.2417262">
            <text:p>34520338.2417262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float" office:value="17940">
            <text:p>17940</text:p>
          </table:table-cell>
          <table:table-cell office:value-type="float" office:value="29248">
            <text:p>29248</text:p>
          </table:table-cell>
          <table:table-cell table:formula="of:=[.F8]*1000" office:value-type="float" office:value="5574.13600891862">
            <text:p>5574.1360089186</text:p>
          </table:table-cell>
          <table:table-cell table:formula="of:=[.G8]*1000" office:value-type="float" office:value="3419.03719912473">
            <text:p>3419.0371991247</text:p>
          </table:table-cell>
          <table:table-cell table:formula="of:=[.H8]/[.B8]" office:value-type="float" office:value="5.57413600891862">
            <text:p>5.5741360089</text:p>
          </table:table-cell>
          <table:table-cell table:formula="of:=[.H8]/[.C8]" office:value-type="float" office:value="3.41903719912473">
            <text:p>3.4190371991</text:p>
          </table:table-cell>
          <table:table-cell office:value-type="float" office:value="100000">
            <text:p>100000</text:p>
          </table:table-cell>
          <table:table-cell/>
          <table:table-cell table:formula="of:=&quot;[&quot;&amp;[.H7]&amp;&quot;,&quot;&amp;TRUNC([.D8])&amp;&quot;, &quot;&amp;TRUNC([.E8])&amp;&quot;],&quot;" office:value-type="string" office:string-value="[50000,5574, 3419],">
            <text:p>[50000,5574, 3419],</text:p>
          </table:table-cell>
          <table:table-cell/>
          <table:table-cell table:formula="of:=[.D8]*[.H8]" office:value-type="float" office:value="557413600.891862">
            <text:p>557413600.891862</text:p>
          </table:table-cell>
          <table:table-cell table:formula="of:=[.E8]*[.B8]" office:value-type="float" office:value="61337527.3522976">
            <text:p>61337527.3522976</text:p>
          </table:table-cell>
        </table:table-row>
        <table:table-row table:style-name="ro1">
          <table:table-cell office:value-type="string">
            <text:p>250k</text:p>
          </table:table-cell>
          <table:table-cell office:value-type="float" office:value="36450">
            <text:p>36450</text:p>
          </table:table-cell>
          <table:table-cell office:value-type="float" office:value="60444">
            <text:p>60444</text:p>
          </table:table-cell>
          <table:table-cell table:formula="of:=[.F9]*1000" office:value-type="float" office:value="6858.71056241427">
            <text:p>6858.7105624143</text:p>
          </table:table-cell>
          <table:table-cell table:formula="of:=[.G9]*1000" office:value-type="float" office:value="4136.05982396929">
            <text:p>4136.0598239693</text:p>
          </table:table-cell>
          <table:table-cell table:formula="of:=[.H9]/[.B9]" office:value-type="float" office:value="6.85871056241427">
            <text:p>6.8587105624</text:p>
          </table:table-cell>
          <table:table-cell table:formula="of:=[.H9]/[.C9]" office:value-type="float" office:value="4.13605982396929">
            <text:p>4.136059824</text:p>
          </table:table-cell>
          <table:table-cell office:value-type="float" office:value="250000">
            <text:p>250000</text:p>
          </table:table-cell>
          <table:table-cell/>
          <table:table-cell table:formula="of:=&quot;[&quot;&amp;[.H8]&amp;&quot;,&quot;&amp;TRUNC([.D9])&amp;&quot;, &quot;&amp;TRUNC([.E9])&amp;&quot;],&quot;" office:value-type="string" office:string-value="[100000,6858, 4136],">
            <text:p>[100000,6858, 4136],</text:p>
          </table:table-cell>
          <table:table-cell/>
          <table:table-cell table:formula="of:=[.D9]*[.H9]" office:value-type="float" office:value="1714677640.60357">
            <text:p>1714677640.60357</text:p>
          </table:table-cell>
          <table:table-cell table:formula="of:=[.E9]*[.B9]" office:value-type="float" office:value="150759380.583681">
            <text:p>150759380.583681</text:p>
          </table:table-cell>
        </table:table-row>
        <table:table-row table:style-name="ro1">
          <table:table-cell office:value-type="string">
            <text:p>500k</text:p>
          </table:table-cell>
          <table:table-cell office:value-type="float" office:value="77706">
            <text:p>77706</text:p>
          </table:table-cell>
          <table:table-cell office:value-type="float" office:value="124862">
            <text:p>124862</text:p>
          </table:table-cell>
          <table:table-cell table:formula="of:=[.F10]*1000" office:value-type="float" office:value="6434.50956168121">
            <text:p>6434.5095616812</text:p>
          </table:table-cell>
          <table:table-cell table:formula="of:=[.G10]*1000" office:value-type="float" office:value="4004.42088065224">
            <text:p>4004.4208806522</text:p>
          </table:table-cell>
          <table:table-cell table:formula="of:=[.H10]/[.B10]" office:value-type="float" office:value="6.43450956168121">
            <text:p>6.4345095617</text:p>
          </table:table-cell>
          <table:table-cell table:formula="of:=[.H10]/[.C10]" office:value-type="float" office:value="4.00442088065224">
            <text:p>4.0044208807</text:p>
          </table:table-cell>
          <table:table-cell office:value-type="float" office:value="500000">
            <text:p>500000</text:p>
          </table:table-cell>
          <table:table-cell/>
          <table:table-cell table:formula="of:=&quot;[&quot;&amp;[.H9]&amp;&quot;,&quot;&amp;TRUNC([.D10])&amp;&quot;, &quot;&amp;TRUNC([.E10])&amp;&quot;],&quot;" office:value-type="string" office:string-value="[250000,6434, 4004],">
            <text:p>[250000,6434, 4004],</text:p>
          </table:table-cell>
          <table:table-cell/>
          <table:table-cell table:formula="of:=[.D10]*[.H10]" office:value-type="float" office:value="3217254780.8406">
            <text:p>3217254780.8406</text:p>
          </table:table-cell>
          <table:table-cell table:formula="of:=[.E10]*[.B10]" office:value-type="float" office:value="311167528.951963">
            <text:p>311167528.951963</text:p>
          </table:table-cell>
        </table:table-row>
        <table:table-row table:style-name="ro1">
          <table:table-cell office:value-type="string">
            <text:p>750k</text:p>
          </table:table-cell>
          <table:table-cell office:value-type="float" office:value="101358">
            <text:p>101358</text:p>
          </table:table-cell>
          <table:table-cell office:value-type="float" office:value="201432">
            <text:p>201432</text:p>
          </table:table-cell>
          <table:table-cell table:formula="of:=[.F11]*1000" office:value-type="float" office:value="7399.51459184278">
            <text:p>7399.5145918428</text:p>
          </table:table-cell>
          <table:table-cell table:formula="of:=[.G11]*1000" office:value-type="float" office:value="3723.34087930418">
            <text:p>3723.3408793042</text:p>
          </table:table-cell>
          <table:table-cell table:style-name="ce2" table:formula="of:=[.H11]/[.B11]" office:value-type="float" office:value="7.39951459184278">
            <text:p>7.3995145918</text:p>
          </table:table-cell>
          <table:table-cell table:formula="of:=[.H11]/[.C11]" office:value-type="float" office:value="3.72334087930418">
            <text:p>3.7233408793</text:p>
          </table:table-cell>
          <table:table-cell office:value-type="float" office:value="750000">
            <text:p>750000</text:p>
          </table:table-cell>
          <table:table-cell/>
          <table:table-cell table:formula="of:=&quot;[&quot;&amp;[.H10]&amp;&quot;,&quot;&amp;TRUNC([.D11])&amp;&quot;, &quot;&amp;TRUNC([.E11])&amp;&quot;],&quot;" office:value-type="string" office:string-value="[500000,7399, 3723],">
            <text:p>[500000,7399, 3723],</text:p>
          </table:table-cell>
          <table:table-cell/>
          <table:table-cell table:formula="of:=[.D11]*[.H11]" office:value-type="float" office:value="5549635943.88208">
            <text:p>5549635943.88208</text:p>
          </table:table-cell>
          <table:table-cell table:formula="of:=[.E11]*[.B11]" office:value-type="float" office:value="377390384.844513">
            <text:p>377390384.844513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float" office:value="134733">
            <text:p>134733</text:p>
          </table:table-cell>
          <table:table-cell office:value-type="float" office:value="221826">
            <text:p>221826</text:p>
          </table:table-cell>
          <table:table-cell table:formula="of:=[.F12]*1000" office:value-type="float" office:value="7422.0866454395">
            <text:p>7422.0866454395</text:p>
          </table:table-cell>
          <table:table-cell table:formula="of:=[.G12]*1000" office:value-type="float" office:value="4508.03783145348">
            <text:p>4508.0378314535</text:p>
          </table:table-cell>
          <table:table-cell table:formula="of:=[.H12]/[.B12]" office:value-type="float" office:value="7.4220866454395">
            <text:p>7.4220866454</text:p>
          </table:table-cell>
          <table:table-cell table:formula="of:=[.H12]/[.C12]" office:value-type="float" office:value="4.50803783145348">
            <text:p>4.5080378315</text:p>
          </table:table-cell>
          <table:table-cell office:value-type="float" office:value="1000000">
            <text:p>1000000</text:p>
          </table:table-cell>
          <table:table-cell/>
          <table:table-cell table:formula="of:=&quot;[&quot;&amp;[.H11]&amp;&quot;,&quot;&amp;TRUNC([.D12])&amp;&quot;, &quot;&amp;TRUNC([.E12])&amp;&quot;],&quot;" office:value-type="string" office:string-value="[750000,7422, 4508],">
            <text:p>[750000,7422, 4508],</text:p>
          </table:table-cell>
          <table:table-cell/>
          <table:table-cell table:formula="of:=[.D12]*[.H12]" office:value-type="float" office:value="7422086645.4395">
            <text:p>7422086645.4395</text:p>
          </table:table-cell>
          <table:table-cell table:formula="of:=[.E12]*[.B12]" office:value-type="float" office:value="607381461.145222">
            <text:p>607381461.145222</text:p>
          </table:table-cell>
        </table:table-row>
        <table:table-row table:style-name="ro1">
          <table:table-cell table:number-columns-repeated="11"/>
          <table:table-cell table:formula="of:=SUM([.L2:.L12])/SUM([.H2:.H12])" office:value-type="float" office:value="7041.53581385394">
            <text:p>7041.5358138539</text:p>
          </table:table-cell>
          <table:table-cell table:formula="of:=SUM([.M2:.M12])/SUM([.B2:.B12])" office:value-type="float" office:value="4086.55971261295">
            <text:p>4086.55971261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8/12/2013</text:date>, <text:time>00:1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 Kockerbeck</meta:initial-creator>
    <meta:creation-date>2013-08-11T23:11:48</meta:creation-date>
    <dc:date>2013-08-12T00:12:12</dc:date>
    <dc:creator>Mark Kockerbeck</dc:creator>
    <meta:editing-duration>PT14M43S</meta:editing-duration>
    <meta:editing-cycles>2</meta:editing-cycles>
    <meta:generator>OpenOffice.org/3.3$Unix OpenOffice.org_project/330m20$Build-9567</meta:generator>
    <meta:document-statistic meta:table-count="3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784cm" svg:height="8.224cm" xlink:href=".." xlink:type="simple" chart:class="chart:line" chart:style-name="ch1">
        <chart:legend chart:legend-position="end" svg:x="11.574cm" svg:y="3.142cm" chart:style-name="ch2"/>
        <chart:plot-area chart:style-name="ch3" table:cell-range-address="Sheet1.A1:Sheet1.E12" chart:data-source-has-labels="both" svg:x="0.745cm" svg:y="0.791cm" svg:width="10.239cm" svg:height="6.849cm">
          <chartooo:coordinate-region svg:x="2.365cm" svg:y="0.99cm" svg:width="8.369cm" svg:height="6.003cm"/>
          <chart:axis chart:dimension="x" chart:name="primary-x" chart:style-name="ch4">
            <chart:categories table:cell-range-address="Sheet1.A2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2" chart:label-cell-address="Sheet1.B1:Sheet1.B1" chart:class="chart:line">
            <chart:data-point chart:repeated="11"/>
          </chart:series>
          <chart:series chart:style-name="ch8" chart:values-cell-range-address="Sheet1.C2:Sheet1.C12" chart:label-cell-address="Sheet1.C1:Sheet1.C1" chart:class="chart:line">
            <chart:data-point chart:repeated="11"/>
          </chart:series>
          <chart:series chart:style-name="ch9" chart:values-cell-range-address="Sheet1.D2:Sheet1.D12" chart:label-cell-address="Sheet1.D1:Sheet1.D1" chart:class="chart:line">
            <chart:data-point chart:repeated="11"/>
          </chart:series>
          <chart:series chart:style-name="ch10" chart:values-cell-range-address="Sheet1.E2:Sheet1.E12" chart:label-cell-address="Sheet1.E1:Sheet1.E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ms</text:p>
                <draw:g>
                  <svg:desc>Sheet1.B1:Sheet1.B1</svg:desc>
                </draw:g>
              </table:table-cell>
              <table:table-cell office:value-type="string">
                <text:p>Writes ms</text:p>
                <draw:g>
                  <svg:desc>Sheet1.C1:Sheet1.C1</svg:desc>
                </draw:g>
              </table:table-cell>
              <table:table-cell office:value-type="string">
                <text:p>Reads Avg/Sec</text:p>
                <draw:g>
                  <svg:desc>Sheet1.D1:Sheet1.D1</svg:desc>
                </draw:g>
              </table:table-cell>
              <table:table-cell office:value-type="string">
                <text:p>Writes Avg/Se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Sheet1.A2:Sheet1.A12</svg:desc>
                </draw:g>
              </table:table-cell>
              <table:table-cell office:value-type="float" office:value="2">
                <text:p>2</text:p>
                <draw:g>
                  <svg:desc>Sheet1.B2:Sheet1.B12</svg:desc>
                </draw:g>
              </table:table-cell>
              <table:table-cell office:value-type="float" office:value="4">
                <text:p>4</text:p>
                <draw:g>
                  <svg:desc>Sheet1.C2:Sheet1.C12</svg:desc>
                </draw:g>
              </table:table-cell>
              <table:table-cell office:value-type="float" office:value="5000">
                <text:p>5000</text:p>
                <draw:g>
                  <svg:desc>Sheet1.D2:Sheet1.D12</svg:desc>
                </draw:g>
              </table:table-cell>
              <table:table-cell office:value-type="float" office:value="2500">
                <text:p>2500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2222.22222222222">
                <text:p>2222.22222222222</text:p>
              </table:table-cell>
              <table:table-cell office:value-type="float" office:value="2040.81632653061">
                <text:p>2040.8163265306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79">
                <text:p>179</text:p>
              </table:table-cell>
              <table:table-cell office:value-type="float" office:value="228">
                <text:p>228</text:p>
              </table:table-cell>
              <table:table-cell office:value-type="float" office:value="5586.59217877095">
                <text:p>5586.59217877095</text:p>
              </table:table-cell>
              <table:table-cell office:value-type="float" office:value="4385.9649122807">
                <text:p>4385.9649122807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2107">
                <text:p>2107</text:p>
              </table:table-cell>
              <table:table-cell office:value-type="float" office:value="2114">
                <text:p>2114</text:p>
              </table:table-cell>
              <table:table-cell office:value-type="float" office:value="4746.08448030375">
                <text:p>4746.08448030375</text:p>
              </table:table-cell>
              <table:table-cell office:value-type="float" office:value="4730.36896877956">
                <text:p>4730.36896877956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4596">
                <text:p>4596</text:p>
              </table:table-cell>
              <table:table-cell office:value-type="float" office:value="6302">
                <text:p>6302</text:p>
              </table:table-cell>
              <table:table-cell office:value-type="float" office:value="5439.51261966928">
                <text:p>5439.51261966928</text:p>
              </table:table-cell>
              <table:table-cell office:value-type="float" office:value="3966.99460488734">
                <text:p>3966.99460488734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9471">
                <text:p>9471</text:p>
              </table:table-cell>
              <table:table-cell office:value-type="float" office:value="13718">
                <text:p>13718</text:p>
              </table:table-cell>
              <table:table-cell office:value-type="float" office:value="5279.2735719565">
                <text:p>5279.2735719565</text:p>
              </table:table-cell>
              <table:table-cell office:value-type="float" office:value="3644.84618749089">
                <text:p>3644.84618749089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17940">
                <text:p>17940</text:p>
              </table:table-cell>
              <table:table-cell office:value-type="float" office:value="29248">
                <text:p>29248</text:p>
              </table:table-cell>
              <table:table-cell office:value-type="float" office:value="5574.13600891862">
                <text:p>5574.13600891862</text:p>
              </table:table-cell>
              <table:table-cell office:value-type="float" office:value="3419.03719912473">
                <text:p>3419.03719912473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36450">
                <text:p>36450</text:p>
              </table:table-cell>
              <table:table-cell office:value-type="float" office:value="60444">
                <text:p>60444</text:p>
              </table:table-cell>
              <table:table-cell office:value-type="float" office:value="6858.71056241427">
                <text:p>6858.71056241427</text:p>
              </table:table-cell>
              <table:table-cell office:value-type="float" office:value="4136.05982396929">
                <text:p>4136.05982396929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77706">
                <text:p>77706</text:p>
              </table:table-cell>
              <table:table-cell office:value-type="float" office:value="124862">
                <text:p>124862</text:p>
              </table:table-cell>
              <table:table-cell office:value-type="float" office:value="6434.50956168121">
                <text:p>6434.50956168121</text:p>
              </table:table-cell>
              <table:table-cell office:value-type="float" office:value="4004.42088065224">
                <text:p>4004.42088065224</text:p>
              </table:table-cell>
            </table:table-row>
            <table:table-row>
              <table:table-cell office:value-type="string">
                <text:p>750k</text:p>
              </table:table-cell>
              <table:table-cell office:value-type="float" office:value="101358">
                <text:p>101358</text:p>
              </table:table-cell>
              <table:table-cell office:value-type="float" office:value="201432">
                <text:p>201432</text:p>
              </table:table-cell>
              <table:table-cell office:value-type="float" office:value="7399.51459184278">
                <text:p>7399.51459184278</text:p>
              </table:table-cell>
              <table:table-cell office:value-type="float" office:value="3723.34087930418">
                <text:p>3723.34087930418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134733">
                <text:p>134733</text:p>
              </table:table-cell>
              <table:table-cell office:value-type="float" office:value="221826">
                <text:p>221826</text:p>
              </table:table-cell>
              <table:table-cell office:value-type="float" office:value="7422.0866454395">
                <text:p>7422.0866454395</text:p>
              </table:table-cell>
              <table:table-cell office:value-type="float" office:value="4508.03783145348">
                <text:p>4508.037831453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